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000000" officeooo:rsid="001d6f47"/>
    </style:style>
    <style:style style:name="T1" style:family="text">
      <style:text-properties officeooo:rsid="001d6f47"/>
    </style:style>
    <style:style style:name="T2" style:family="text">
      <style:text-properties fo:color="#000000"/>
    </style:style>
    <style:style style:name="T3" style:family="text">
      <style:text-properties fo:color="#000000" officeooo:rsid="001d6f47"/>
    </style:style>
    <style:style style:name="T4" style:family="text">
      <style:text-properties fo:color="#000000" officeooo:rsid="001db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uật toán làm mờ ảnh </text:span><text:span text:style-name="T2">GaussianBlur </text:span><text:span text:style-name="T4">và mediablur</text:span><text:span text:style-name="T2"> </text:span><text:span text:style-name="T3">của Opencv. </text:span><text:span text:style-name="T4">So sánh 2 cái</text:span></text:p>
      <text:p text:style-name="P1">- Deadline: 23h 10/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10:34:20.880190389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19" meta:character-count="96" meta:non-whitespace-character-count="79"/>
  </office:meta>
</office:document-meta>
</file>